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1" style:master-page-name="MP0" style:family="paragraph">
      <style:paragraph-properties fo:break-before="page" fo:text-align="center"/>
      <style:text-properties style:use-window-font-color="true"/>
    </style:style>
    <style:style style:name="P2" style:parent-style-name="Titre2" style:family="paragraph">
      <style:text-properties style:use-window-font-color="true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Titre1" style:family="paragraph">
      <style:paragraph-properties fo:text-align="center"/>
      <style:text-properties style:use-window-font-color="true"/>
    </style:style>
    <style:style style:name="P8" style:parent-style-name="Titre2" style:family="paragraph">
      <style:text-properties style:use-window-font-color="true"/>
    </style:style>
  </office:automatic-styles>
  <office:body>
    <office:text text:use-soft-page-breaks="true">
      <text:h text:style-name="P1" text:outline-level="1">﻿Séance 3 - XML, des documents numériques</text:h>
      <text:p text:style-name="Normal"/>
      <text:h text:style-name="P2" text:outline-level="2">Xml est une norme pour documents numériques</text:h>
      <text:p text:style-name="Normal">Questions :</text:p>
      <text:p text:style-name="Normal"><text:s text:c="4"/>•<text:s/><text:span text:style-name="T3">&lt;!ELEMENT nom_element (fils1, fils2, …)</text:span><text:s/>pour un élément XML</text:p>
      <text:p text:style-name="Normal"><text:s text:c="4"/>•<text:s/><text:span text:style-name="T4">&lt;!ATTLIST nom_element nom_attribut type d’attr définition_attr</text:span><text:s/>pour un attribut d’un élément HTML</text:p>
      <text:p text:style-name="Normal"><text:s text:c="4"/>• On définit cette arborescence dans la balise<text:s/><text:span text:style-name="T5">&lt;!ELEMENT</text:span><text:s/>, avec entre parenthèses les différentes fils de l’élément</text:p>
      <text:p text:style-name="Normal"><text:s text:c="4"/>• Résultats avec les commande<text:s/><text:span text:style-name="T6">xmllint</text:span><text:s/>: No error</text:p>
      <text:p text:style-name="Normal"><text:s text:c="4"/>• Tous les fichiers ont été validés, sauf pour les bons de commandes :</text:p>
      <text:p text:style-name="Normal"><text:s text:c="8"/>◦ Il s’agissait d’une erreur de vocabulaire pour l’attribut id de l’entreprise, qui était mal nommé</text:p>
      <text:h text:style-name="P7" text:outline-level="1">Séance 3 - Interlude : open data partout...</text:h>
      <text:h text:style-name="P8" text:outline-level="2">Données ouvertes, des histoires d'outils...</text:h>
      <text:p text:style-name="Normal"><text:s text:c="4"/>• Les données de type CSV seront utilisés par des utilisateurs moins expérimentés en informatique, car son utilisation est facile, les données sont + lisibles et les outils permettant leur utilisation sont plus répandus (Microsoft Excel, LibreOficce Calc, éditeur de texte…)</text:p>
      <text:p text:style-name="Normal"><text:s text:c="4"/>• Les données de type JSON et XML seront eux utilisés par des utilisateurs plus expérimentés en informatique, car la syntaxes de ces 2 types de données se rapprochent du JavaScript (objet) et de l’ HTML (balise), et les outils sont plus spécifiques (commande xmllint pour le XML, environnement de dev, ...).</text:p>
      <text:p text:style-name="Normal"><text:s text:c="4"/>• L’un des intérêts de changer le format de données serait de s’adapter à leur type utilisation dans des applications, en fonction des besoin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ebastien Klaus</meta:initial-creator>
    <dc:creator>Sebastien Klaus</dc:creator>
    <meta:creation-date>2021-11-23T19:50:00Z</meta:creation-date>
    <dc:date>2021-11-23T20:10:00Z</dc:date>
    <meta:template xlink:href="Normal.dotm" xlink:type="simple"/>
    <meta:editing-cycles>3</meta:editing-cycles>
    <meta:editing-duration>PT1200S</meta:editing-duration>
    <meta:document-statistic meta:page-count="1" meta:paragraph-count="2" meta:word-count="223" meta:character-count="1450" meta:row-count="10" meta:non-whitespace-character-count="1229"/>
  </office:meta>
</office:document-meta>
</file>